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Operativos en Red</text:span><text:span text:style-name="T2"><text:line-break/></text:span><text:span text:style-name="T3">UD 02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3</text:span></text:p>
      <text:p text:style-name="P5"/>
      <text:p text:style-name="P4"><text:span text:style-name="T6">Unidad 02. Actividades 01</text:span></text:p>
      <text:p text:style-name="Standard"><text:span text:style-name="T9">Fecha límite de entrega: </text:span><text:span text:style-name="T10">Lunes 18 de septiembre durante la clase.</text:span></text:p>
      <text:p text:style-name="P6"><text:span text:style-name="T11">❕</text:span><text:span text:style-name="T12"> </text:span><text:span text:style-name="T9">Atención: </text:span>la fecha de entrega no es prorrogable. Si no la entregas en tiempo y forma, la calificación de la actividad será 0.</text:p>
      <text:list xml:id="list485050104" text:style-name="WWNum1">
        <text:list-item>
          <text:p text:style-name="P15"><text:bookmark text:name="_dbh0n1vac4c8"/>Actividad 01</text:p>
        </text:list-item>
      </text:list>
      <text:p text:style-name="Standard">Investiga cómo crear una máquina virtual y hacer una instalación dual con Windows 10 y Ubuntu (Linux). Este vídeo podría ayudarte <text:a xlink:type="simple" xlink:href="https://www.youtube.com/watch?v=nBD4KqH5CT8" text:style-name="ListLabel_20_10" text:visited-style-name="ListLabel_20_10"><text:span text:style-name="T13">https://www.youtube.com/watch?v=nBD4KqH5CT8</text:span></text:a></text:p>
      <text:p text:style-name="Standard">La contraseña de los usuarios creados durante la instalación debe ser “Serra2023” para evitar perdidas. </text:p>
      <text:p text:style-name="Standard"><text:span text:style-name="T9">Consejo:</text:span> Debes instalar primero Windows y por último Ubuntu (Linux). Cuando haga las particiones, Linux debería tener suficiente espacio para instalarse.</text:p>
      <text:p text:style-name="Standard"/>
      <text:p text:style-name="P6"><text:span text:style-name="T14"><text:s/>📕 </text:span><text:span text:style-name="T9">A entregar: </text:span><text:s/>enseñar al profesorado máquina virtual con arranque dual.</text:p>
      <text:list xml:id="list141722479600229" text:continue-numbering="true" text:style-name="WWNum1">
        <text:list-item>
          <text:p text:style-name="P15"><text:bookmark text:name="_jrq5j4it38g2"/>Actividad 02</text:p>
        </text:list-item>
      </text:list>
      <text:p text:style-name="Standard">Utilizando <text:a xlink:type="simple" xlink:href="https://sergarb1.github.io/CursoIntroduccionADocker/" text:style-name="ListLabel_20_10" text:visited-style-name="ListLabel_20_10"><text:span text:style-name="T13">https://sergarb1.github.io/CursoIntroduccionADocker/</text:span></text:a> realiza las siguientes actividades guiadas para obtener los conocimientos necesarios de Docker y Docker Compose:</text:p>
      <text:list xml:id="list962106166" text:style-name="WWNum2">
        <text:list-item>
          <text:p text:style-name="P7">Realiza los casos prácticos 2 y 3 de la unidad 3.</text:p>
        </text:list-item>
        <text:list-item>
          <text:p text:style-name="P8">Realiza el primer caso práctico de la unidad 5.</text:p>
        </text:list-item>
        <text:list-item>
          <text:p text:style-name="P8">Realiza los casos prácticos 1 y 4 <text:s/>de la unidad 6.</text:p>
        </text:list-item>
        <text:list-item>
          <text:p text:style-name="P9">Realiza el primer caso práctico de la unidad 7.</text:p>
        </text:list-item>
      </text:list>
      <text:p text:style-name="P6"><text:span text:style-name="T14"><text:s/>📕 </text:span><text:span text:style-name="T9">A entregar: </text:span><text:s/>enseñar al profesorado los casos prácticos realiz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Máquinas virtuales y contenedores</text:span></text:p>
      </style:header>
      <style:footer>
        <text:p text:style-name="MP4"><text:span text:style-name="MT1">CFGM Sistemas Microinformáticos y Redes<text:tab/><text:tab/>Unidad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1" meta:word-count="220" meta:character-count="1429" meta:non-whitespace-character-count="1227"/>
    <meta:generator>LibreOfficeDev/6.0.5.2$Linux_X86_64 LibreOffice_project/</meta:generator>
  </office:meta>
</office:document-meta>
</file>